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7pt" style:font-name-asian="Courier New" style:font-size-asian="7pt" style:font-size-complex="7pt"/>
    </style:style>
    <style:style style:name="P2" style:family="paragraph" style:parent-style-name="Standard">
      <style:text-properties style:font-name="Courier New" fo:font-size="6pt" style:font-name-asian="Courier New" style:font-size-asian="6pt" style:font-size-complex="6pt"/>
    </style:style>
    <style:style style:name="P3" style:family="paragraph" style:parent-style-name="Standard">
      <style:paragraph-properties fo:line-height="0.199cm"/>
      <style:text-properties style:font-name="Courier New" fo:font-size="6pt" style:font-name-asian="Courier New" style:font-size-asian="6pt" style:font-size-complex="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6"/>0 1 2 3 4 5 6 7 8 9 0 1 2 3 4 5 6 7 8 9 0 1 2 3 4 5 6 7 8 9 0 1 2 3 4 5 6 7 8 9 0 1 2 3 4 5 6 7 8 9 0 1 2 3 4 5 6 7 8 9 0 1 2 3 4 5 6 7 8 9 0 1 2 3 4 5 6 7 8 9 0 1 2 3 4 5 6 7 8 9 0 1 2 3 4 5 6 7 8 9 </text:p>
      <text:p text:style-name="P3">000 <text:s text:c="202"/></text:p>
      <text:p text:style-name="P3"><text:s text:c="5"/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p>
      <text:p text:style-name="P3">001 <text:s/>█ <text:s text:c="4"/>█ <text:s text:c="6"/>█ <text:s text:c="14"/>█ <text:s text:c="24"/>█ <text:s text:c="2"/>█ <text:s text:c="12"/>█ <text:s text:c="8"/>█ <text:s text:c="10"/>█ <text:s text:c="10"/>█ <text:s text:c="10"/>█ <text:s text:c="2"/>█ █ <text:s text:c="2"/>█ <text:s text:c="18"/>█ <text:s text:c="4"/>█ <text:s text:c="8"/>█ <text:s text:c="12"/>█ <text:s text:c="4"/>█ <text:s text:c="12"/>█</text:p>
      <text:p text:style-name="P3"><text:s text:c="5"/>█ ███ █ █████ █ █ ███████████ █ █████████████████ █████ █ █ █ █████ █████ █ ███ ███ ███ ███ █████ █████ █████ █████████ █ █ █ █ █ █ █████████ ███████ ███ █ █ █ ███████ █████ █████ █ ███ █ ███████ ███ █</text:p>
      <text:p text:style-name="P3">002 <text:s/>█ █ <text:s text:c="2"/>█ █ <text:s text:c="2"/>█ █ █ <text:s text:c="10"/>█ █ <text:s text:c="2"/>█ <text:s text:c="12"/>█ █ <text:s text:c="4"/>█ █ <text:s text:c="2"/>█ <text:s text:c="2"/>█ <text:s text:c="2"/>█ <text:s text:c="2"/>█ <text:s text:c="2"/>█ █ █ <text:s text:c="2"/>█ █ <text:s text:c="2"/>█ <text:s text:c="2"/>█ █ <text:s text:c="2"/>█ <text:s text:c="4"/>█ █ <text:s text:c="6"/>█ <text:s text:c="2"/>█ █ █ █ <text:s text:c="2"/>█ <text:s text:c="4"/>█ <text:s text:c="2"/>█ █ <text:s text:c="2"/>█ <text:s text:c="2"/>█ █ <text:s text:c="2"/>█ █ <text:s text:c="6"/>█ <text:s text:c="2"/>█ <text:s text:c="2"/>█ <text:s text:c="2"/>█ █ █ █ <text:s text:c="6"/>█ <text:s text:c="2"/>█ █</text:p>
      <text:p text:style-name="P3"><text:s text:c="5"/>█ █ ███ █ █ █ █ ███████████ █ ███ █ █████ ███████ █ █████ █████ █ ███ ███████ █ █ ███ █ █ █ █ █ █ █ █ █████ █ █ █████ █████ █ █ █████ █ ███ ███ █ █ ███ █ █████ █ ███████ █ ███ █████ █ █ █ █████████ █ █</text:p>
      <text:p text:style-name="P3">003 <text:s/>█ █ █ <text:s text:c="2"/>█ █ <text:s text:c="2"/>█ █ <text:s text:c="2"/>█ <text:s text:c="4"/>█ █ <text:s text:c="2"/>█ █ <text:s text:c="4"/>█ <text:s text:c="4"/>█ <text:s text:c="2"/>█ <text:s text:c="2"/>█ █ █ <text:s text:c="2"/>█ █ <text:s text:c="4"/>█ <text:s text:c="4"/>█ █ █ <text:s text:c="2"/>█ █ █ █ █ █ <text:s text:c="2"/>█ █ <text:s text:c="4"/>█ <text:s text:c="2"/>█ █ <text:s text:c="8"/>█ █ █ <text:s text:c="2"/>█ <text:s text:c="2"/>█ <text:s text:c="2"/>█ █ <text:s text:c="2"/>█ █ <text:s text:c="6"/>█ <text:s text:c="2"/>█ █ █ <text:s text:c="4"/>█ █ <text:s text:c="2"/>█ <text:s text:c="4"/>█ █ █ <text:s text:c="2"/>█ <text:s text:c="6"/>█ █ █</text:p>
      <text:p text:style-name="P3"><text:s text:c="5"/>█ █ █ ███ █████ █ ███ ███ █ ███ █ █████ █████ █ █████ █ █ █ █ █ ███ ███ █ ███ █ █ █ █ █ █ ███ █████████ █ █████ █ █████████ █ ███ █ █████ █ █ █ █ █████████ █ ███ █ ███ █ █████████ █ █ █████ █████ █ █ █</text:p>
      <text:p text:style-name="P3">004 <text:s/>█ █ <text:s text:c="4"/>█ █ <text:s text:c="4"/>█ █ <text:s text:c="2"/>█ <text:s text:c="4"/>█ █ █ █ <text:s text:c="4"/>█ <text:s text:c="2"/>█ █ <text:s text:c="2"/>█ <text:s text:c="2"/>█ <text:s text:c="4"/>█ █ █ <text:s text:c="2"/>█ <text:s text:c="2"/>█ █ <text:s text:c="2"/>█ █ █ <text:s text:c="2"/>█ █ <text:s text:c="2"/>█ █ <text:s text:c="4"/>█ <text:s text:c="2"/>█ <text:s text:c="6"/>█ █ <text:s text:c="8"/>█ █ <text:s text:c="2"/>█ █ <text:s text:c="2"/>█ █ █ █ <text:s text:c="8"/>█ <text:s text:c="2"/>█ <text:s text:c="2"/>█ █ █ <text:s text:c="2"/>█ <text:s text:c="8"/>█ <text:s text:c="2"/>█ █ <text:s text:c="2"/>█ █ █ <text:s text:c="2"/>█ █ █</text:p>
      <text:p text:style-name="P3"><text:s text:c="5"/>█████████ █ █████ █ █████████ █ █ ███ ███ █ █ ███ ███ █████████ █ ███ ███ █ ███ █ █████████ █ █ ███ █ █ ███████████ █████████ █ ███ █ ███ █ █ ███████████ █████ █ █ █ ███ █████ ███████ █ █ █ █ █ ███ █ █</text:p>
      <text:p text:style-name="P3">005 <text:s/>█ <text:s text:c="6"/>█ █ █ <text:s text:c="4"/>█ <text:s text:c="6"/>█ <text:s text:c="4"/>█ <text:s text:c="2"/>█ █ <text:s text:c="2"/>█ <text:s text:c="4"/>█ <text:s text:c="2"/>█ <text:s text:c="4"/>█ <text:s text:c="2"/>█ █ █ █ █ █ <text:s text:c="2"/>█ █ █ █ <text:s text:c="4"/>█ <text:s text:c="2"/>█ █ █ █ █ █ █ <text:s text:c="10"/>█ █ <text:s text:c="8"/>█ <text:s text:c="2"/>█ █ <text:s text:c="2"/>█ █ █ <text:s text:c="14"/>█ █ <text:s text:c="2"/>█ <text:s text:c="2"/>█ <text:s text:c="2"/>█ █ <text:s text:c="8"/>█ █ <text:s text:c="2"/>█ █ █ <text:s text:c="2"/>█ █</text:p>
      <text:p text:style-name="P3"><text:s text:c="5"/>█ █████ █ █ █████ ███████ █ ███████ █ █ █████ █████ █████ █ █ █ █ █ █ █ █████ █ █ █ █ █ █ ███ █ █ █ █ ███ ███████████ █ ███████████ █ █ ███ ███ █████████████ █ ███████ ███ █ █████ ███ █ █████ █ █ ███ █</text:p>
      <text:p text:style-name="P3">006 <text:s/>█ █ █ <text:s text:c="2"/>█ █ █ <text:s text:c="2"/>█ <text:s text:c="6"/>█ █ <text:s text:c="6"/>█ █ █ █ <text:s text:c="2"/>█ █ <text:s text:c="2"/>█ <text:s text:c="4"/>█ <text:s text:c="2"/>█ <text:s text:c="2"/>█ <text:s text:c="2"/>█ <text:s text:c="4"/>█ <text:s text:c="2"/>█ █ █ █ █ <text:s text:c="2"/>█ <text:s text:c="2"/>█ █ <text:s text:c="4"/>█ <text:s text:c="2"/>█ █ <text:s text:c="8"/>█ █ <text:s text:c="4"/>█ <text:s text:c="2"/>█ <text:s text:c="2"/>█ <text:s text:c="2"/>█ <text:s text:c="10"/>█ █ <text:s text:c="2"/>█ █ <text:s text:c="2"/>█ <text:s text:c="4"/>█ █ █ <text:s text:c="4"/>█ █ <text:s text:c="2"/>█ █ █ <text:s text:c="4"/>█ <text:s text:c="2"/>█ █</text:p>
      <text:p text:style-name="P3"><text:s text:c="5"/>█ █ █ ███ █ █ █ █ ███ ███ █████ ███ █ █ █ █ ███ █ █████ ███████████ █████ █ █ █ █ ███ ███ █ ███ █ █████ ███ █ █████ ███ █ ███ █ █ ███████ ███████████ █ █ █ ███ █ █ █████ █ █ █ ███ █████ █ █ ███████ █ █</text:p>
      <text:p text:style-name="P3">007 <text:s/>█ █ <text:s text:c="6"/>█ █ █ <text:s text:c="2"/>█ <text:s text:c="2"/>█ <text:s text:c="2"/>█ <text:s text:c="4"/>█ <text:s text:c="2"/>█ █ <text:s text:c="2"/>█ █ <text:s text:c="2"/>█ <text:s text:c="4"/>█ █ <text:s text:c="6"/>█ <text:s text:c="2"/>█ <text:s text:c="2"/>█ <text:s text:c="2"/>█ █ █ <text:s text:c="2"/>█ <text:s text:c="2"/>█ █ <text:s text:c="4"/>█ █ <text:s text:c="4"/>█ █ <text:s text:c="6"/>█ <text:s text:c="2"/>█ █ <text:s text:c="2"/>█ <text:s text:c="2"/>█ █ <text:s text:c="4"/>█ <text:s text:c="6"/>█ <text:s text:c="2"/>█ <text:s text:c="2"/>█ █ <text:s text:c="4"/>█ █ █ <text:s text:c="8"/>█ █ <text:s text:c="2"/>█ <text:s text:c="4"/>█ █ <text:s text:c="2"/>█ <text:s text:c="4"/>█ █</text:p>
      <text:p text:style-name="P3"><text:s text:c="5"/>█ █████████ █ █████████ ███ █████ █████████ █ ███████ █ █ █████ █ ███ █ █ █████ ███ ███ █ █████ ███ █████ █ ███████ █ █ █ █ █████ █ ███ ███ █ ███ █ █████ ███████ █ █████████████ ███ █████ ███ █ █ ███ █</text:p>
      <text:p text:style-name="P3">008 <text:s/>█ <text:s text:c="4"/>█ <text:s text:c="4"/>█ <text:s text:c="2"/>█ <text:s text:c="4"/>█ <text:s text:c="2"/>█ <text:s text:c="2"/>█ <text:s text:c="2"/>█ <text:s text:c="4"/>█ <text:s text:c="2"/>█ <text:s text:c="6"/>█ █ █ █ <text:s text:c="2"/>█ █ █ <text:s text:c="2"/>█ <text:s text:c="2"/>█ <text:s text:c="4"/>█ <text:s text:c="6"/>█ █ <text:s text:c="2"/>█ █ <text:s text:c="2"/>█ <text:s text:c="6"/>█ <text:s text:c="4"/>█ █ <text:s text:c="2"/>█ █ <text:s text:c="4"/>█ <text:s text:c="2"/>█ <text:s text:c="4"/>█ █ █ <text:s text:c="2"/>█ █ <text:s text:c="2"/>█ <text:s text:c="4"/>█ <text:s text:c="2"/>█ <text:s text:c="6"/>█ <text:s text:c="4"/>█ <text:s text:c="2"/>█ █ <text:s text:c="4"/>█ █ █ █ <text:s text:c="2"/>█ █</text:p>
      <text:p text:style-name="P3"><text:s text:c="5"/>█ ███ █ █████ █ █ ███ ███ █ ███ ███ ███ █ █ ███████ █ █ █ █ █ █ ███ ███████ ███ █████████ █ ███ █ ███████ ███ ███ ███ █████ ███ █████████ ███ █ ███ █ █ ███ █ ███████████ █ ███ ███ █ █ █ █ █ █ █████ ███</text:p>
      <text:p text:style-name="P3">009 <text:s/>█ █ █ █ <text:s text:c="2"/>█ █ █ █ █ <text:s text:c="6"/>█ █ <text:s text:c="2"/>█ <text:s text:c="2"/>█ █ <text:s text:c="2"/>█ █ <text:s text:c="2"/>█ <text:s text:c="2"/>█ █ █ <text:s text:c="2"/>█ █ <text:s text:c="2"/>█ <text:s text:c="2"/>█ <text:s text:c="2"/>█ <text:s text:c="2"/>█ █ <text:s text:c="6"/>█ █ █ <text:s text:c="2"/>█ <text:s text:c="6"/>█ █ █ █ █ <text:s text:c="2"/>█ <text:s text:c="4"/>█ <text:s text:c="2"/>█ <text:s text:c="6"/>█ █ <text:s text:c="2"/>█ █ █ <text:s text:c="2"/>█ █ <text:s text:c="2"/>█ █ <text:s text:c="8"/>█ <text:s text:c="2"/>█ █ <text:s text:c="6"/>█ █ █ █ <text:s text:c="2"/>█ █ <text:s text:c="2"/>█ <text:s text:c="2"/>█</text:p>
      <text:p text:style-name="P3"><text:s text:c="5"/>█ █ █ ███ █ █ █ █ █████████ █ ███ ███ █████ █ █ █ ███ █ █████ ███ ███ ███ ███ ███ █████ █ █ █ █████████ █ █ █ █ ███ █████ ███ ███████ █ ███ █ █ ███ █ ███ █ ███████ █ █ ███ █████ ███ ███ █████ █ █ ███ █</text:p>
      <text:p text:style-name="P3">010 <text:s/>█ █ █ <text:s text:c="2"/>█ █ <text:s text:c="2"/>█ █ <text:s text:c="4"/>█ <text:s text:c="4"/>█ █ █ <text:s text:c="2"/>█ <text:s text:c="4"/>█ █ █ █ <text:s text:c="2"/>█ <text:s text:c="2"/>█ <text:s text:c="4"/>█ <text:s text:c="4"/>█ <text:s text:c="2"/>█ <text:s text:c="2"/>█ <text:s text:c="4"/>█ <text:s text:c="2"/>█ █ <text:s text:c="2"/>█ <text:s text:c="2"/>█ █ <text:s text:c="4"/>█ <text:s text:c="2"/>█ <text:s text:c="2"/>█ █ <text:s text:c="2"/>█ <text:s text:c="2"/>█ <text:s text:c="4"/>█ <text:s text:c="4"/>█ <text:s text:c="2"/>█ <text:s text:c="2"/>█ <text:s text:c="2"/>█ <text:s text:c="2"/>█ <text:s text:c="2"/>█ <text:s text:c="2"/>█ <text:s text:c="4"/>█ █ █ <text:s text:c="4"/>█ <text:s text:c="2"/>█ <text:s text:c="2"/>█ <text:s text:c="2"/>█ <text:s text:c="2"/>█ <text:s text:c="2"/>█ <text:s text:c="4"/>█</text:p>
      <text:p text:style-name="P3"><text:s text:c="5"/>█ █ ███ █ █ ███ █████ ███████ █ █ █ █ ███ █ █ █████ █████ █████ ███ ███ ███ ███████ █ █ ███████ █ █ ███████████ █ ███ █ █████████ █████ █ ███ ███ █████ █████ █ █████ █ █ ███ █████ ███ ███ █ █████████ █</text:p>
      <text:p text:style-name="P3">011 <text:s/>█ █ <text:s text:c="2"/>█ <text:s text:c="2"/>█ █ <text:s text:c="4"/>█ █ <text:s text:c="8"/>█ <text:s text:c="2"/>█ █ <text:s text:c="2"/>█ <text:s text:c="4"/>█ <text:s text:c="2"/>█ <text:s text:c="4"/>█ <text:s text:c="2"/>█ <text:s text:c="2"/>█ █ <text:s text:c="2"/>█ <text:s text:c="2"/>█ <text:s text:c="4"/>█ <text:s text:c="2"/>█ █ █ <text:s text:c="2"/>█ <text:s text:c="2"/>█ █ █ <text:s text:c="2"/>█ <text:s text:c="6"/>█ █ <text:s text:c="2"/>█ █ <text:s text:c="8"/>█ <text:s text:c="4"/>█ <text:s text:c="2"/>█ █ █ <text:s text:c="2"/>█ <text:s text:c="2"/>█ <text:s text:c="4"/>█ <text:s text:c="2"/>█ <text:s text:c="2"/>█ █ <text:s text:c="2"/>█ █ <text:s text:c="4"/>█ █ <text:s text:c="2"/>█ █ <text:s text:c="2"/>█ <text:s text:c="6"/>█</text:p>
      <text:p text:style-name="P3"><text:s text:c="5"/>█ █ █ █████ █ ███ █ ███████████ ███ ███████ ███ █ ███ █ ███ █ ███ ███ ███ ███ █ █ ███ █ █ █ █ ███ █ █ █ █ ███████ █ ███ █ █████████ ███████ █ █ ███ ███ █████ ███ ███ █ █████ █ █████ █ █ █ ███ █ ███████</text:p>
      <text:p text:style-name="P3">012 <text:s/>█ █ █ <text:s text:c="4"/>█ █ <text:s text:c="2"/>█ █ <text:s text:c="12"/>█ █ <text:s text:c="2"/>█ <text:s text:c="2"/>█ █ <text:s text:c="2"/>█ <text:s text:c="2"/>█ █ █ <text:s text:c="2"/>█ █ <text:s text:c="4"/>█ <text:s text:c="2"/>█ <text:s text:c="2"/>█ █ █ █ █ █ █ █ █ █ <text:s text:c="2"/>█ <text:s text:c="2"/>█ <text:s text:c="10"/>█ █ █ █ <text:s text:c="6"/>█ <text:s text:c="4"/>█ <text:s text:c="4"/>█ <text:s text:c="2"/>█ █ <text:s text:c="2"/>█ <text:s text:c="4"/>█ <text:s text:c="2"/>█ <text:s text:c="2"/>█ █ <text:s text:c="6"/>█ <text:s text:c="4"/>█ █ █ <text:s text:c="4"/>█ █ <text:s text:c="6"/>█</text:p>
      <text:p text:style-name="P3"><text:s text:c="5"/>█ █ █████ █████ █ ███ ███████ ███ ███ █ █ █ █ █████ ███ █ ███ █ ███ ███ ███ ███ █ █ █ █ █ █ █ █ █ █████████████████ █ █ ███████ █ ███ █████ ███ █ ███ █████ ███ ███ █████████ █████ █ █ ███████ ███████ █</text:p>
      <text:p text:style-name="P3">013 <text:s/>█ <text:s text:c="2"/>█ <text:s text:c="2"/>█ <text:s text:c="6"/>█ <text:s text:c="2"/>█ █ <text:s text:c="4"/>█ █ <text:s text:c="4"/>█ <text:s text:c="2"/>█ █ █ █ <text:s text:c="2"/>█ <text:s text:c="4"/>█ █ █ █ <text:s text:c="2"/>█ <text:s text:c="2"/>█ █ █ <text:s text:c="2"/>█ <text:s text:c="4"/>█ █ <text:s text:c="2"/>█ █ █ █ <text:s text:c="6"/>█ █ <text:s text:c="8"/>█ █ <text:s text:c="8"/>█ <text:s text:c="2"/>█ <text:s text:c="4"/>█ <text:s text:c="2"/>█ █ <text:s text:c="2"/>█ █ <text:s text:c="2"/>█ █ <text:s text:c="4"/>█ █ <text:s text:c="8"/>█ <text:s text:c="4"/>█ <text:s text:c="2"/>█ █ <text:s text:c="2"/>█ <text:s text:c="2"/>█ <text:s text:c="4"/>█</text:p>
      <text:p text:style-name="P3"><text:s text:c="5"/>█████ █ ███████████ ███ ███ █ █ ███ █████ █ █ ███ █████ █ █ █ ███ █████ █ ███ ███████ █████ █ ███ ███ █ █ █ █████████ █████ █████████████ █████ █ █ █ █ █ █ █████ █ █ █████████ █ █████ █ █ █ █ █ █ █████</text:p>
      <text:p text:style-name="P3">014 <text:s/>█ <text:s text:c="4"/>█ █ <text:s text:c="6"/>█ <text:s text:c="2"/>█ <text:s text:c="2"/>█ █ █ <text:s text:c="2"/>█ <text:s text:c="6"/>█ █ █ <text:s text:c="2"/>█ <text:s text:c="6"/>█ █ █ <text:s text:c="2"/>█ █ <text:s text:c="2"/>█ █ <text:s text:c="2"/>█ █ <text:s text:c="2"/>█ <text:s text:c="4"/>█ <text:s text:c="2"/>█ <text:s text:c="2"/>█ <text:s text:c="2"/>█ █ <text:s text:c="2"/>█ █ <text:s text:c="2"/>█ <text:s text:c="2"/>█ █ <text:s text:c="4"/>█ <text:s text:c="4"/>█ <text:s text:c="2"/>█ <text:s text:c="2"/>█ <text:s text:c="2"/>█ <text:s text:c="2"/>█ █ █ █ █ <text:s text:c="2"/>█ <text:s text:c="2"/>█ █ <text:s text:c="4"/>█ █ <text:s text:c="2"/>█ █ <text:s text:c="2"/>█ █ █ █ █ █ █ <text:s text:c="4"/>█</text:p>
      <text:p text:style-name="P3"><text:s text:c="5"/>█ █ █████ █████ █ ███ ███ █ ███████████ █ █████ █ ███████ █ ███ █ █ █ █ ███ █ █ █ █ █ ███ █ ███ ███ █ ███ █ █ █ █ █ █ █ █████ ███ █ █ █ █ █ █ ███ ███ █ █ ███ █████ █████ █ █ ███ █ █ █ █ █ █ █ █ █████ █</text:p>
      <text:p text:style-name="P3">015 <text:s/>█ █ █ <text:s text:c="2"/>█ <text:s text:c="2"/>█ █ <text:s text:c="2"/>█ <text:s text:c="2"/>█ <text:s text:c="2"/>█ █ <text:s text:c="2"/>█ <text:s text:c="4"/>█ █ █ <text:s text:c="4"/>█ █ <text:s text:c="6"/>█ <text:s text:c="2"/>█ █ █ █ █ <text:s text:c="2"/>█ █ █ █ <text:s text:c="2"/>█ █ <text:s text:c="2"/>█ █ █ █ <text:s text:c="2"/>█ <text:s text:c="2"/>█ █ <text:s text:c="2"/>█ <text:s text:c="2"/>█ █ <text:s text:c="2"/>█ <text:s text:c="2"/>█ █ █ █ █ █ █ █ █ <text:s text:c="4"/>█ <text:s text:c="2"/>█ █ <text:s text:c="10"/>█ <text:s text:c="6"/>█ █ <text:s text:c="2"/>█ █ █ <text:s text:c="2"/>█ █ █ █ <text:s text:c="4"/>█ █</text:p>
      <text:p text:style-name="P3"><text:s text:c="5"/>█ ███ █ ███ █ █████ █████ █ █ █ █ ███ █ █ █ ███████ ███████ █ █ █ █ █ ███ █ █ █ █████ █ ███ █ █ █ █████ █ █████████ █████ █ █ █ █ █ █ █ ███ ███████ ███ ███████████ █ ███████ █████ █ █████ █ ███ █████ █</text:p>
      <text:p text:style-name="P3">016 <text:s/>█ <text:s text:c="2"/>█ █ <text:s text:c="2"/>█ <text:s text:c="4"/>█ <text:s text:c="2"/>█ <text:s text:c="4"/>█ <text:s text:c="2"/>█ <text:s text:c="2"/>█ █ █ █ █ █ <text:s text:c="4"/>█ █ <text:s text:c="6"/>█ █ █ <text:s text:c="2"/>█ <text:s text:c="6"/>█ █ <text:s text:c="2"/>█ <text:s text:c="2"/>█ <text:s text:c="2"/>█ <text:s text:c="2"/>█ █ █ <text:s text:c="4"/>█ █ █ <text:s text:c="2"/>█ <text:s text:c="2"/>█ <text:s text:c="4"/>█ <text:s text:c="2"/>█ <text:s text:c="2"/>█ █ █ <text:s text:c="8"/>█ <text:s text:c="2"/>█ <text:s text:c="2"/>█ <text:s text:c="4"/>█ <text:s text:c="2"/>█ █ █ █ <text:s text:c="4"/>█ <text:s text:c="4"/>█ █ <text:s text:c="2"/>█ █ █ <text:s text:c="2"/>█ <text:s text:c="4"/>█</text:p>
      <text:p text:style-name="P3"><text:s text:c="5"/>█ █ █ ███ █████ █ ███ █████████████ █ █ █ █ █ ███ █ █████ ███ █ █████████ ███ █ █ █ █████ █████ █ █ █████ █ █ █ █ ███ █████████ ███ █ █████ █████ █████ █ ███ ███ █ █ █ █ ███ █ █████ █ █ █ █ █ █ █ █████</text:p>
      <text:p text:style-name="P3">017 <text:s/>█ █ <text:s text:c="2"/>█ █ <text:s text:c="6"/>█ <text:s text:c="2"/>█ <text:s text:c="6"/>█ <text:s text:c="2"/>█ <text:s text:c="2"/>█ █ █ █ █ █ █ █ <text:s text:c="4"/>█ <text:s text:c="2"/>█ █ <text:s text:c="2"/>█ <text:s text:c="4"/>█ █ <text:s text:c="2"/>█ █ █ <text:s text:c="4"/>█ <text:s text:c="4"/>█ █ █ <text:s text:c="2"/>█ <text:s text:c="4"/>█ █ <text:s text:c="2"/>█ <text:s text:c="4"/>█ <text:s text:c="2"/>█ <text:s text:c="2"/>█ <text:s text:c="2"/>█ <text:s text:c="4"/>█ █ <text:s text:c="2"/>█ █ <text:s text:c="2"/>█ █ █ █ <text:s text:c="2"/>█ <text:s text:c="2"/>█ █ █ █ <text:s text:c="2"/>█ <text:s text:c="4"/>█ <text:s text:c="2"/>█ <text:s text:c="2"/>█ █ █ █ █ <text:s text:c="2"/>█</text:p>
      <text:p text:style-name="P3"><text:s text:c="5"/>█ █████ ███████████ █████ █ █ █ █ █ █ ███ █ █ █ █ █████ █████ ███ █ ███ █ █ █████ ███████████ █ █████ █ █████ ███████ █ █ ███ ███ ███████ ███ █ █ █ █ ███ █ ███ █████ █ █ ███ █████ █████ ███ █ ███ █ █ █</text:p>
      <text:p text:style-name="P3">018 <text:s/>█ <text:s text:c="2"/>█ <text:s text:c="2"/>█ <text:s text:c="10"/>█ <text:s text:c="2"/>█ █ <text:s text:c="2"/>█ █ █ <text:s text:c="2"/>█ <text:s text:c="2"/>█ <text:s text:c="2"/>█ █ <text:s text:c="4"/>█ <text:s text:c="2"/>█ <text:s text:c="4"/>█ █ <text:s text:c="2"/>█ █ █ █ <text:s text:c="4"/>█ <text:s text:c="8"/>█ <text:s text:c="8"/>█ <text:s text:c="2"/>█ <text:s text:c="2"/>█ <text:s text:c="4"/>█ █ █ <text:s text:c="2"/>█ █ <text:s text:c="2"/>█ <text:s text:c="4"/>█ █ <text:s text:c="2"/>█ █ <text:s text:c="2"/>█ <text:s text:c="4"/>█ <text:s text:c="2"/>█ <text:s text:c="6"/>█ █ <text:s text:c="2"/>█ <text:s text:c="2"/>█ <text:s text:c="2"/>█ <text:s text:c="2"/>█ █ <text:s text:c="2"/>█ <text:s text:c="2"/>█ <text:s text:c="2"/>█ █</text:p>
      <text:p text:style-name="P3"><text:s text:c="5"/>███ █ █ ███ █████████ █ ███████ █ █████ █ █████ █████ ███ █ █████ ███ █ ███ █ ███ █ ███████ ███████████████ ███ ███ ███ █ █ █ ███ ███ █ █ █ ███ █ ███████ ███ █████████ ███ ███ █ ███ █ ███ █████ █████ █</text:p>
      <text:p text:style-name="P3">019 <text:s/>█ █ █ █ <text:s text:c="2"/>█ █ <text:s text:c="8"/>█ <text:s text:c="6"/>█ █ <text:s text:c="4"/>█ █ <text:s text:c="2"/>█ <text:s text:c="6"/>█ <text:s text:c="6"/>█ <text:s text:c="6"/>█ █ █ <text:s text:c="2"/>█ <text:s text:c="2"/>█ █ █ <text:s text:c="4"/>█ █ <text:s text:c="14"/>█ <text:s text:c="2"/>█ █ <text:s text:c="4"/>█ █ <text:s text:c="2"/>█ <text:s text:c="2"/>█ <text:s text:c="2"/>█ █ <text:s text:c="2"/>█ <text:s text:c="2"/>█ <text:s text:c="2"/>█ <text:s text:c="2"/>█ █ <text:s text:c="10"/>█ <text:s text:c="2"/>█ <text:s text:c="2"/>█ █ <text:s text:c="2"/>█ █ <text:s text:c="2"/>█ █ <text:s text:c="8"/>█ █</text:p>
      <text:p text:style-name="P3"><text:s text:c="5"/>█ █ █ ███ █ █████ ███████████ █ █████ █ ███ ███ ███ ███████ █ ███████ █ █ █████ ███ ███ ███ █ ███████████████ ███ ███████ █████ ███ █████████ ███ ███ █ █ █ █████████ ███ ███ ███ ███ ███ █ █ ███████ █ █</text:p>
      <text:p text:style-name="P3">020 <text:s/>█ █ <text:s text:c="2"/>█ █ █ <text:s text:c="4"/>█ █ <text:s text:c="4"/>█ <text:s text:c="2"/>█ <text:s text:c="2"/>█ <text:s text:c="2"/>█ █ █ <text:s text:c="2"/>█ <text:s text:c="2"/>█ <text:s text:c="2"/>█ <text:s text:c="2"/>█ <text:s text:c="2"/>█ █ <text:s text:c="6"/>█ <text:s text:c="2"/>█ <text:s text:c="4"/>█ <text:s text:c="2"/>█ <text:s text:c="2"/>█ <text:s text:c="2"/>█ <text:s text:c="2"/>█ <text:s text:c="2"/>█ <text:s text:c="4"/>█ <text:s text:c="2"/>█ <text:s text:c="4"/>█ <text:s text:c="2"/>█ <text:s text:c="6"/>█ <text:s text:c="8"/>█ █ █ <text:s text:c="2"/>█ <text:s text:c="2"/>█ █ <text:s text:c="2"/>█ <text:s text:c="2"/>█ <text:s text:c="2"/>█ <text:s text:c="6"/>█ <text:s text:c="4"/>█ <text:s text:c="2"/>█ █ █ █ <text:s text:c="4"/>█ <text:s text:c="2"/>█ █</text:p>
      <text:p text:style-name="P3"><text:s text:c="5"/>█ █████ █ █████ █ █ ███ █ █████ ███ █ █ █ ███ ███ ███ █ █████ █ ███████████ █████ ███ ███ █ ███ █ █ ███ █ █ ███ █ █ ███ █████████ █████ █ █ █ █████ ███ █████ █ ███ ███████ ███████ ███ █ █ █ ███ █████ █</text:p>
      <text:p text:style-name="P3">021 <text:s/>█ █ <text:s text:c="4"/>█ <text:s text:c="4"/>█ █ <text:s text:c="2"/>█ █ █ <text:s text:c="6"/>█ <text:s text:c="2"/>█ <text:s text:c="2"/>█ <text:s text:c="4"/>█ <text:s text:c="2"/>█ <text:s text:c="2"/>█ <text:s text:c="6"/>█ █ <text:s text:c="16"/>█ <text:s text:c="2"/>█ <text:s text:c="2"/>█ █ █ <text:s text:c="2"/>█ █ <text:s text:c="2"/>█ █ <text:s text:c="2"/>█ █ █ █ <text:s text:c="2"/>█ <text:s text:c="8"/>█ <text:s text:c="4"/>█ █ █ <text:s text:c="6"/>█ █ <text:s text:c="4"/>█ █ <text:s text:c="4"/>█ <text:s text:c="4"/>█ <text:s text:c="4"/>█ █ █ <text:s text:c="2"/>█ <text:s text:c="2"/>█ █ █ <text:s text:c="6"/>█</text:p>
      <text:p text:style-name="P3"><text:s text:c="5"/>█ █ █ █ █████ █ █ ███ █ █ ███████ █ ███████████ ███ ███████ ███ ███████ ███████████ ███ ███ █ █████ █ ███ ███ ███ █ █ ███ █████████ █████ █ █████████ █████ █ █████ ███ ███████ █ █ ███ █████ █ █████████</text:p>
      <text:p text:style-name="P3">022 <text:s/>█ <text:s text:c="2"/>█ █ <text:s text:c="4"/>█ <text:s text:c="2"/>█ <text:s text:c="4"/>█ █ <text:s text:c="2"/>█ <text:s text:c="4"/>█ █ <text:s text:c="2"/>█ <text:s text:c="4"/>█ █ █ █ █ <text:s text:c="4"/>█ <text:s text:c="2"/>█ <text:s text:c="4"/>█ █ <text:s text:c="2"/>█ <text:s text:c="2"/>█ <text:s text:c="4"/>█ █ <text:s text:c="2"/>█ <text:s text:c="4"/>█ █ <text:s text:c="2"/>█ <text:s text:c="4"/>█ <text:s text:c="2"/>█ █ <text:s text:c="2"/>█ █ <text:s text:c="2"/>█ <text:s text:c="4"/>█ <text:s text:c="4"/>█ <text:s text:c="8"/>█ <text:s text:c="2"/>█ <text:s text:c="2"/>█ <text:s text:c="2"/>█ <text:s text:c="6"/>█ <text:s text:c="6"/>█ █ █ <text:s text:c="6"/>█ █ <text:s text:c="4"/>█ <text:s text:c="2"/>█</text:p>
      <text:p text:style-name="P3"><text:s text:c="5"/>█ ███ █████ █████████ █ ███ █ █ ███ █ █ █ ███ █ █ █ █ █ █████ ███ ███ █ █ █ █ █ █████ █ ███ █ █ █ █████ ███████ ███ ███ █ █ ███ █████ ███████ █████ █ █ █ ███ █ ███████ █ ███████ █ █ ███████ █ ███ █ ███</text:p>
      <text:p text:style-name="P3">023 <text:s/>█ <text:s text:c="2"/>█ █ <text:s text:c="2"/>█ <text:s text:c="4"/>█ <text:s text:c="2"/>█ █ <text:s text:c="2"/>█ █ █ <text:s text:c="2"/>█ █ █ █ <text:s text:c="2"/>█ <text:s text:c="4"/>█ █ <text:s text:c="2"/>█ <text:s text:c="4"/>█ <text:s text:c="2"/>█ <text:s text:c="2"/>█ <text:s text:c="2"/>█ <text:s text:c="2"/>█ <text:s text:c="2"/>█ <text:s text:c="2"/>█ <text:s text:c="2"/>█ █ █ █ <text:s text:c="4"/>█ <text:s text:c="4"/>█ <text:s text:c="4"/>█ <text:s text:c="4"/>█ █ <text:s text:c="2"/>█ <text:s text:c="4"/>█ <text:s text:c="6"/>█ █ █ <text:s text:c="2"/>█ █ <text:s text:c="2"/>█ <text:s text:c="2"/>█ <text:s text:c="4"/>█ <text:s text:c="2"/>█ █ <text:s text:c="6"/>█ █ <text:s text:c="4"/>█ <text:s text:c="2"/>█ █ █ █ <text:s text:c="2"/>█</text:p>
      <text:p text:style-name="P3"><text:s text:c="5"/>█ ███ █ █ █████ █ █ █ ███ █ █████ ███ █ ███ █████ █ █ ███ █████ ███ █████████████ █ █████ █ █ █ █████ █ ███ █ ███ ███████ █ █ █████ ███████ █ █ █ ███ █████ ███████ █ ███ ███████ █ ███ █ █ ███ █ █ █ █ █</text:p>
      <text:p text:style-name="P3">024 <text:s/>█ █ <text:s text:c="2"/>█ █ █ <text:s text:c="2"/>█ <text:s text:c="2"/>█ █ <text:s text:c="2"/>█ █ <text:s text:c="6"/>█ <text:s text:c="2"/>█ <text:s text:c="2"/>█ █ <text:s text:c="2"/>█ █ █ █ █ <text:s text:c="4"/>█ █ █ █ <text:s text:c="6"/>█ █ <text:s text:c="4"/>█ <text:s text:c="4"/>█ █ █ █ <text:s text:c="2"/>█ █ <text:s text:c="2"/>█ █ <text:s text:c="2"/>█ <text:s text:c="2"/>█ <text:s text:c="4"/>█ █ <text:s text:c="4"/>█ <text:s text:c="2"/>█ <text:s text:c="2"/>█ █ █ █ █ █ <text:s text:c="2"/>█ <text:s text:c="4"/>█ <text:s text:c="4"/>█ <text:s text:c="2"/>█ <text:s text:c="4"/>█ <text:s text:c="2"/>█ <text:s text:c="2"/>█ █ <text:s text:c="2"/>█ <text:s text:c="2"/>█ █ █ █ █</text:p>
      <text:p text:style-name="P3"><text:s text:c="5"/>███ █ █ █ ███ █████ ███ █ ███ █████ █████ █ █ █ ███ █ █ █████ █ █ █ █ █████ █ █ █████ █████ ███ █ █ █ █████ ███████ █ ███████ ███ ███ █ █ █ █ █ █ █ ███ █ █████ █████████████ █ █████ █ ███████ █ █ █ █ █</text:p>
      <text:p text:style-name="P3">025 <text:s/>█ <text:s text:c="2"/>█ █ █ <text:s text:c="2"/>█ <text:s text:c="2"/>█ <text:s text:c="2"/>█ <text:s text:c="2"/>█ █ <text:s text:c="2"/>█ <text:s text:c="4"/>█ <text:s text:c="2"/>█ <text:s text:c="2"/>█ █ <text:s text:c="4"/>█ <text:s text:c="4"/>█ █ <text:s text:c="2"/>█ <text:s text:c="2"/>█ █ █ <text:s text:c="2"/>█ <text:s text:c="2"/>█ <text:s text:c="2"/>█ <text:s text:c="2"/>█ █ <text:s text:c="2"/>█ █ █ █ <text:s text:c="4"/>█ █ <text:s text:c="6"/>█ <text:s text:c="2"/>█ <text:s text:c="4"/>█ <text:s text:c="2"/>█ █ <text:s text:c="2"/>█ █ <text:s text:c="2"/>█ <text:s text:c="4"/>█ <text:s text:c="2"/>█ █ <text:s text:c="2"/>█ <text:s text:c="6"/>█ <text:s text:c="8"/>█ <text:s text:c="2"/>█ █ <text:s text:c="8"/>█ <text:s text:c="2"/>█ █ █</text:p>
      <text:p text:style-name="P3"><text:s text:c="5"/>█ █████ ███ █ ███ ███████ █ ███ █████ █ █████ ███ ███████ █ █████ ███ █ █ █████ █ █ ███ █ ███ █ █ █ █████ █ █ █ ███████ █ █████ ███ █████ ███ ███████ █████ █ █████ █ █ █████████ █ █ ███████████ █████ █</text:p>
      <text:p text:style-name="P3">026 <text:s/>█ <text:s text:c="6"/>█ █ █ <text:s text:c="2"/>█ <text:s text:c="4"/>█ <text:s text:c="2"/>█ █ <text:s text:c="2"/>█ <text:s text:c="4"/>█ █ <text:s text:c="2"/>█ █ █ █ <text:s text:c="4"/>█ █ █ <text:s text:c="4"/>█ <text:s text:c="2"/>█ <text:s text:c="2"/>█ <text:s text:c="2"/>█ █ █ <text:s text:c="4"/>█ <text:s text:c="2"/>█ █ <text:s text:c="2"/>█ █ <text:s text:c="2"/>█ █ █ █ █ <text:s text:c="4"/>█ █ █ <text:s text:c="2"/>█ █ <text:s text:c="2"/>█ <text:s text:c="2"/>█ <text:s text:c="2"/>█ █ <text:s text:c="4"/>█ █ <text:s text:c="4"/>█ <text:s text:c="4"/>█ █ <text:s text:c="4"/>█ <text:s text:c="6"/>█ █ █ <text:s text:c="2"/>█ <text:s text:c="6"/>█ <text:s text:c="2"/>█ █</text:p>
      <text:p text:style-name="P3"><text:s text:c="5"/>█ ███████ █ █ █ █████ █ ███ █ ███ █████ ███ █ █ █ █ ███ █ █ █ █████ ███ ███ █ █ █ █████████ █ █ ███ ███ █ █ █ █ █ ███ █ █ ███ █ ███ █ █ ███ ███ ███ █ ███ ███████ █ █████ █ ███████ █ █ █ ███████ █ █ █ █</text:p>
      <text:p text:style-name="P3">027 <text:s/>█ █ <text:s text:c="6"/>█ █ █ <text:s text:c="2"/>█ <text:s text:c="4"/>█ <text:s text:c="2"/>█ <text:s text:c="2"/>█ █ <text:s text:c="2"/>█ <text:s text:c="2"/>█ █ █ <text:s text:c="2"/>█ <text:s text:c="2"/>█ █ <text:s text:c="2"/>█ <text:s text:c="6"/>█ █ <text:s text:c="2"/>█ █ █ █ █ █ <text:s text:c="6"/>█ █ <text:s text:c="2"/>█ <text:s text:c="2"/>█ <text:s text:c="4"/>█ █ █ <text:s text:c="2"/>█ <text:s text:c="2"/>█ <text:s text:c="2"/>█ <text:s text:c="6"/>█ █ <text:s text:c="4"/>█ <text:s text:c="2"/>█ █ █ <text:s text:c="2"/>█ <text:s text:c="2"/>█ █ <text:s text:c="2"/>█ █ <text:s text:c="2"/>█ █ █ <text:s text:c="2"/>█ <text:s text:c="2"/>█ <text:s text:c="2"/>█ <text:s text:c="6"/>█ <text:s text:c="2"/>█ █ █</text:p>
      <text:p text:style-name="P3"><text:s text:c="5"/>█ █ █ █ ███ █ ███ █ ███████ ███ █ █ █ ███ █ █ █ █████ █ █████████████ ███ █ █ ███ █ █ █ ███ █ ███████ ███████ █████ █████ █ ███████ █ █████ █ ███ █ ███ █ █ █ █ █████ █ █ █ █ █ █ ███ █████████ █████ █ █</text:p>
      <text:p text:style-name="P3">028 <text:s/>█ █ █ █ █ <text:s text:c="2"/>█ <text:s text:c="2"/>█ <text:s text:c="2"/>█ <text:s text:c="4"/>█ <text:s text:c="2"/>█ <text:s text:c="2"/>█ █ <text:s text:c="2"/>█ <text:s text:c="2"/>█ █ <text:s text:c="2"/>█ <text:s text:c="2"/>█ █ <text:s text:c="2"/>█ <text:s text:c="10"/>█ <text:s text:c="2"/>█ <text:s text:c="4"/>█ <text:s text:c="2"/>█ <text:s text:c="2"/>█ █ <text:s text:c="2"/>█ <text:s text:c="2"/>█ <text:s text:c="6"/>█ █ <text:s text:c="2"/>█ █ █ <text:s text:c="2"/>█ <text:s text:c="2"/>█ <text:s text:c="4"/>█ <text:s text:c="4"/>█ █ <text:s text:c="4"/>█ █ <text:s text:c="2"/>█ █ █ <text:s text:c="6"/>█ █ █ █ █ █ <text:s text:c="2"/>█ █ █ <text:s text:c="2"/>█ <text:s text:c="4"/>█ <text:s text:c="2"/>█ █ █</text:p>
      <text:p text:style-name="P3"><text:s text:c="5"/>█ ███ █ █ █████ █████ ███ █ ███ ███ ███ █████ █████ ███ █ █ █ █████████ ███████████ █████ █████ █ █ ███ ███ █ █ █ █ █ █ █████ █████ █████ █ █████ █ █ ███ █ ███████ █ █ ███ █ █████ █ █ █ █ ███████ █ █ █</text:p>
      <text:p text:style-name="P3">029 <text:s/>█ <text:s text:c="2"/>█ █ █ <text:s text:c="2"/>█ <text:s text:c="6"/>█ █ █ █ █ <text:s text:c="2"/>█ <text:s text:c="2"/>█ █ █ <text:s text:c="4"/>█ <text:s text:c="4"/>█ █ <text:s text:c="2"/>█ <text:s text:c="2"/>█ █ <text:s text:c="4"/>█ <text:s text:c="10"/>█ █ <text:s text:c="2"/>█ <text:s text:c="4"/>█ <text:s text:c="2"/>█ <text:s text:c="2"/>█ █ <text:s text:c="2"/>█ <text:s text:c="2"/>█ <text:s text:c="2"/>█ <text:s text:c="6"/>█ <text:s text:c="4"/>█ <text:s text:c="2"/>█ <text:s text:c="2"/>█ █ <text:s text:c="4"/>█ █ █ █ █ <text:s text:c="6"/>█ <text:s text:c="2"/>█ <text:s text:c="4"/>█ █ <text:s text:c="6"/>█ █ <text:s text:c="2"/>█ <text:s text:c="6"/>█ █ █</text:p>
      <text:p text:style-name="P3"><text:s text:c="5"/>███ █ █ ███ █ █████ █ █ █ ███ ███ ███ █ █ █ ███ █████ █████████ █ ███ █████ ███████ ███ █████ ███████ █ █ █████ ███████████ █████ ███ █ ███ █ █████ █ █ █ ███████ ███████████ █████ ███ ███████ █ █ █ █ █</text:p>
      <text:p text:style-name="P3">030 <text:s/>█ █ <text:s text:c="2"/>█ █ █ █ █ <text:s text:c="2"/>█ █ <text:s text:c="2"/>█ <text:s text:c="4"/>█ <text:s text:c="2"/>█ <text:s text:c="2"/>█ <text:s text:c="2"/>█ █ <text:s text:c="2"/>█ <text:s text:c="4"/>█ <text:s text:c="6"/>█ <text:s text:c="2"/>█ <text:s text:c="6"/>█ <text:s text:c="14"/>█ <text:s text:c="2"/>█ <text:s text:c="4"/>█ █ █ <text:s text:c="4"/>█ <text:s text:c="2"/>█ <text:s text:c="4"/>█ █ <text:s text:c="4"/>█ <text:s text:c="2"/>█ █ █ <text:s text:c="2"/>█ █ <text:s text:c="2"/>█ █ █ █ <text:s text:c="4"/>█ <text:s text:c="2"/>█ <text:s text:c="4"/>█ <text:s text:c="8"/>█ █ <text:s text:c="2"/>█ <text:s text:c="4"/>█ █ █ █ <text:s text:c="2"/>█</text:p>
      <text:p text:style-name="P3"><text:s text:c="5"/>█ █████ █ █ ███ █ █████ ███████ ███ ███████ █ ███ ███ █████ █ █████ █ █████ ███████████ ███ █ █ ███ █ ███████ ███ ███ █ █ █████ ███ █ █ █████ ███ █ █ █ █████ █ ███ ███ █████████ ███ ███ █ █ █ █ █████ █</text:p>
      <text:p text:style-name="P3">031 <text:s/>█ <text:s text:c="4"/>█ █ █ <text:s text:c="4"/>█ <text:s text:c="2"/>█ <text:s text:c="2"/>█ <text:s text:c="2"/>█ <text:s text:c="2"/>█ <text:s text:c="2"/>█ <text:s text:c="4"/>█ █ <text:s text:c="4"/>█ █ █ <text:s text:c="4"/>█ █ <text:s text:c="2"/>█ █ █ <text:s text:c="2"/>█ █ <text:s text:c="6"/>█ <text:s text:c="2"/>█ <text:s text:c="2"/>█ █ <text:s text:c="2"/>█ █ <text:s text:c="6"/>█ <text:s text:c="2"/>█ <text:s text:c="4"/>█ █ <text:s text:c="4"/>█ █ <text:s text:c="2"/>█ █ <text:s text:c="4"/>█ <text:s text:c="4"/>█ █ █ <text:s text:c="6"/>█ <text:s text:c="4"/>█ <text:s text:c="2"/>█ <text:s text:c="2"/>█ <text:s text:c="6"/>█ █ <text:s text:c="2"/>█ █ █ █ <text:s text:c="2"/>█ <text:s text:c="2"/>█</text:p>
      <text:p text:style-name="P3"><text:s text:c="5"/>█ █ █ █ █ █████████ █ ███ █ █ ███ ███ █ ███ ███████ █ █ █████ █ █ █ █ █ █ ███ █████ █████ ███████ █ ███████ █ █ █ █████ ███ ███ █ ███ █████ █████ █ █ █ ███████ █████ ███ █ ███████ █ █████ █ █ ███ █ ███</text:p>
      <text:p text:style-name="P3">032 <text:s/>█ █ █ █ █ <text:s text:c="4"/>█ <text:s text:c="2"/>█ <text:s text:c="2"/>█ <text:s text:c="2"/>█ █ █ <text:s text:c="6"/>█ <text:s text:c="4"/>█ <text:s text:c="4"/>█ <text:s text:c="2"/>█ █ <text:s text:c="4"/>█ █ █ █ █ █ <text:s text:c="4"/>█ <text:s text:c="2"/>█ <text:s text:c="4"/>█ █ <text:s text:c="2"/>█ <text:s text:c="2"/>█ <text:s text:c="6"/>█ █ █ █ █ <text:s text:c="2"/>█ <text:s text:c="2"/>█ <text:s text:c="4"/>█ <text:s text:c="2"/>█ █ <text:s text:c="4"/>█ <text:s text:c="2"/>█ █ █ █ █ <text:s text:c="4"/>█ <text:s text:c="2"/>█ <text:s text:c="2"/>█ <text:s text:c="2"/>█ <text:s text:c="4"/>█ <text:s text:c="2"/>█ <text:s text:c="4"/>█ █ █ █ <text:s text:c="2"/>█ █ █</text:p>
      <text:p text:style-name="P3"><text:s text:c="5"/>█ █ ███ █ ███ ███ ███████ █ █ ███████████ ███ █ ███ ███ ███ ███ █ █ █ █ ███████ █ █████ █ █ █ █ ███████ █ █ ███ ███ █ ███ ███ █████ ███ ███ █ █ █ █ █ █ █ ███ ███ █ ███ ███████ ███ █████ █ █ ███ ███ █ █</text:p>
      <text:p text:style-name="P3">033 <text:s/>█ █ <text:s text:c="2"/>█ █ █ █ <text:s text:c="4"/>█ <text:s text:c="4"/>█ █ █ <text:s text:c="10"/>█ <text:s text:c="4"/>█ █ <text:s text:c="2"/>█ █ <text:s text:c="2"/>█ <text:s text:c="4"/>█ <text:s text:c="2"/>█ █ <text:s text:c="6"/>█ █ <text:s text:c="4"/>█ █ <text:s text:c="2"/>█ █ <text:s text:c="2"/>█ <text:s text:c="4"/>█ █ <text:s text:c="2"/>█ <text:s text:c="4"/>█ █ <text:s text:c="4"/>█ <text:s text:c="2"/>█ <text:s text:c="2"/>█ <text:s text:c="2"/>█ <text:s text:c="2"/>█ █ █ █ <text:s text:c="2"/>█ █ █ █ <text:s text:c="2"/>█ █ <text:s text:c="4"/>█ <text:s text:c="4"/>█ <text:s text:c="2"/>█ <text:s text:c="2"/>█ <text:s text:c="2"/>█ █ <text:s text:c="4"/>█ <text:s text:c="2"/>█ █</text:p>
      <text:p text:style-name="P3"><text:s text:c="5"/>█████ █ █ █ █████ █ █ █ █ █ ███████████ █ █████ █ ███ █ █ ███████████████████ ███ █████ █████ ███ █ █████ ███ ███████ █████ █████ █ █ ███████ █ █ ███████ █ ███ █████ ███████ ███ ███ █ ███ ███████ ███ █</text:p>
      <text:p text:style-name="P3">034 <text:s/>█ <text:s text:c="4"/>█ █ █ <text:s text:c="2"/>█ <text:s text:c="2"/>█ █ █ <text:s text:c="2"/>█ █ █ <text:s text:c="8"/>█ █ <text:s text:c="2"/>█ █ █ █ <text:s text:c="2"/>█ <text:s text:c="16"/>█ █ <text:s text:c="2"/>█ <text:s text:c="4"/>█ <text:s text:c="2"/>█ <text:s text:c="4"/>█ █ <text:s text:c="2"/>█ <text:s text:c="2"/>█ █ █ <text:s text:c="4"/>█ <text:s text:c="4"/>█ <text:s text:c="6"/>█ █ <text:s text:c="8"/>█ █ █ <text:s text:c="6"/>█ <text:s text:c="2"/>█ █ <text:s text:c="2"/>█ <text:s text:c="6"/>█ <text:s text:c="2"/>█ <text:s text:c="2"/>█ █ █ <text:s text:c="4"/>█ <text:s text:c="4"/>█ <text:s text:c="2"/>█</text:p>
      <text:p text:style-name="P3"><text:s text:c="5"/>█ █████ █ █ ███ ███ █ █████ █ █ █ ███████ █ █ ███ █ █ ███████████████ ███ █ ███ █ ███ ███ █ ███ █ ███ █ ███ █ █ ███ █████ █████████ ███████████ █ ███ ███████ █ █ █ ███████ █ █ ███ █ █ █ ███ █ ███████ █</text:p>
      <text:p text:style-name="P3">035 <text:s/>█ █ <text:s text:c="4"/>█ █ <text:s text:c="2"/>█ █ <text:s text:c="2"/>█ <text:s text:c="2"/>█ <text:s text:c="2"/>█ █ █ █ <text:s text:c="2"/>█ <text:s text:c="2"/>█ █ <text:s text:c="4"/>█ █ <text:s text:c="2"/>█ <text:s text:c="6"/>█ <text:s text:c="2"/>█ █ <text:s text:c="6"/>█ █ <text:s text:c="2"/>█ <text:s text:c="2"/>█ <text:s text:c="2"/>█ <text:s text:c="2"/>█ <text:s text:c="2"/>█ █ <text:s text:c="4"/>█ █ <text:s text:c="2"/>█ <text:s text:c="2"/>█ <text:s text:c="2"/>█ <text:s text:c="6"/>█ █ █ <text:s text:c="8"/>█ <text:s text:c="2"/>█ <text:s text:c="2"/>█ <text:s text:c="2"/>█ █ █ █ <text:s text:c="2"/>█ <text:s text:c="2"/>█ █ █ █ <text:s text:c="2"/>█ <text:s text:c="2"/>█ <text:s text:c="2"/>█ █ █ <text:s text:c="6"/>█</text:p>
      <text:p text:style-name="P3"><text:s text:c="5"/>█ █ █████ ███ █ ███ ███ ███ █ █ ███ █ █████ ███████ ███ ███ █ █ █ ███ █████████ ███ █ ███ █████ ███ █ ███████ ███ ███ █ ███████ █ █ █ █ ███ ███████ ███ █ █ █ █ █ ███ ███ █ █ █ █ █████████ █ █ █ ███████</text:p>
      <text:p text:style-name="P3">036 <text:s/>█ █ █ <text:s text:c="6"/>█ █ <text:s text:c="2"/>█ <text:s text:c="2"/>█ <text:s text:c="2"/>█ <text:s text:c="2"/>█ <text:s text:c="4"/>█ █ <text:s text:c="4"/>█ <text:s text:c="4"/>█ <text:s text:c="2"/>█ <text:s text:c="2"/>█ █ █ <text:s text:c="2"/>█ <text:s text:c="2"/>█ <text:s text:c="2"/>█ <text:s text:c="2"/>█ █ <text:s text:c="2"/>█ <text:s text:c="2"/>█ █ <text:s text:c="2"/>█ █ █ █ <text:s text:c="6"/>█ <text:s text:c="4"/>█ █ █ █ <text:s text:c="6"/>█ █ █ █ <text:s text:c="2"/>█ █ <text:s text:c="6"/>█ <text:s text:c="2"/>█ █ █ █ █ <text:s text:c="2"/>█ <text:s text:c="2"/>█ █ █ █ █ █ <text:s text:c="6"/>█ █ <text:s text:c="2"/>█ <text:s text:c="6"/>█</text:p>
      <text:p text:style-name="P3"><text:s text:c="5"/>█ █ ███████ █ ███ ███████ ███ ███████ █ ███████ █ █ █████ ███ █ ███ █ █ █ █ █ █ █ █████ █ █ █ █ █ █ ███████ ███████ █ █ █ █ █████ █ █ ███ █ █ ███████ ███ █ █ █ █ █ ███ █ █ █ █ █ ███████ █ █████ █████ █</text:p>
      <text:p text:style-name="P3">037 <text:s/>█ █ <text:s text:c="8"/>█ <text:s text:c="2"/>█ <text:s text:c="4"/>█ <text:s text:c="2"/>█ <text:s text:c="2"/>█ <text:s text:c="4"/>█ █ █ <text:s text:c="6"/>█ █ █ <text:s text:c="8"/>█ █ <text:s text:c="2"/>█ █ █ █ █ <text:s text:c="2"/>█ <text:s text:c="2"/>█ █ <text:s text:c="2"/>█ █ █ <text:s text:c="2"/>█ <text:s text:c="2"/>█ █ <text:s text:c="2"/>█ <text:s text:c="6"/>█ █ █ █ <text:s text:c="2"/>█ █ █ <text:s text:c="2"/>█ █ █ █ <text:s text:c="2"/>█ <text:s text:c="2"/>█ <text:s text:c="4"/>█ █ <text:s text:c="2"/>█ █ <text:s text:c="2"/>█ █ █ █ █ █ █ <text:s text:c="2"/>█ <text:s text:c="2"/>█ <text:s text:c="2"/>█ <text:s text:c="2"/>█ <text:s text:c="2"/>█ █</text:p>
      <text:p text:style-name="P3"><text:s text:c="5"/>█ ███████████ █ █████ █ ███ ███ ███ █ █ ███ █████ █ █ █████████ █ ███ █ █ █ ███████ █ █████ █ █ █████ █ █ █ █ █ █████ █ █████ █ █ ███ █ █ █████ █ █ █████ █ ███ █████ █ █ █ █ ███ █ █ █ █████ █ ███ █ █ █</text:p>
      <text:p text:style-name="P3">038 <text:s/>█ <text:s text:c="4"/>█ <text:s text:c="6"/>█ <text:s text:c="4"/>█ █ █ <text:s text:c="2"/>█ <text:s text:c="2"/>█ <text:s text:c="2"/>█ █ █ <text:s text:c="2"/>█ <text:s text:c="2"/>█ █ <text:s text:c="4"/>█ <text:s text:c="4"/>█ █ █ <text:s text:c="2"/>█ █ █ █ <text:s text:c="4"/>█ █ <text:s text:c="4"/>█ █ █ █ <text:s text:c="6"/>█ █ █ █ <text:s text:c="4"/>█ █ <text:s text:c="2"/>█ <text:s text:c="2"/>█ █ <text:s text:c="2"/>█ <text:s text:c="2"/>█ <text:s text:c="4"/>█ █ █ <text:s text:c="4"/>█ █ <text:s text:c="2"/>█ <text:s text:c="6"/>█ █ <text:s text:c="4"/>█ <text:s text:c="2"/>█ █ <text:s text:c="2"/>█ <text:s text:c="4"/>█ █ <text:s text:c="2"/>█ <text:s text:c="2"/>█</text:p>
      <text:p text:style-name="P3"><text:s text:c="5"/>█ ███ ███ ███████ ███ █ █ ███████ ███ █ █ █████ █ ███████ ███ █ █ █ ███ █ █ ███ ███ █ ███ █ █ ███ ███████ █ ███████ █ ███ █ ███ ███ ███ █████ █ █ █████ █████ █ ███████ █████ █ ███ ███ █ ███████ █████ █</text:p>
      <text:p text:style-name="P3">039 <text:s/>█ <text:s text:c="2"/>█ <text:s text:c="2"/>█ <text:s text:c="2"/>█ <text:s text:c="2"/>█ <text:s text:c="2"/>█ <text:s text:c="2"/>█ <text:s text:c="6"/>█ <text:s text:c="2"/>█ █ █ <text:s text:c="4"/>█ <text:s text:c="2"/>█ <text:s text:c="6"/>█ █ █ █ █ █ <text:s text:c="2"/>█ █ <text:s text:c="2"/>█ <text:s text:c="4"/>█ █ █ █ █ <text:s text:c="4"/>█ <text:s text:c="2"/>█ <text:s text:c="2"/>█ <text:s text:c="8"/>█ <text:s text:c="2"/>█ █ █ <text:s text:c="6"/>█ █ █ <text:s text:c="2"/>█ <text:s text:c="2"/>█ █ <text:s text:c="2"/>█ <text:s text:c="4"/>█ █ █ <text:s text:c="2"/>█ █ █ <text:s text:c="2"/>█ █ █ █ <text:s text:c="2"/>█ █ <text:s text:c="2"/>█ <text:s text:c="4"/>█ <text:s text:c="4"/>█</text:p>
      <text:p text:style-name="P3"><text:s text:c="5"/>█ █ ███ ███ █ █ ███ ███████████ █ █ █ █ █ ███ ███ █ █ █████ █ █ █ ███ ███ ███ █████ █ █ █ █ ███████ █ █ ███████████ ███ █ █ █████ ███ █ ███ █████ █ █ █████ █ ███ █ █ █ █ █ █ █ █ █ █ █████ ███ ███ █████</text:p>
      <text:p text:style-name="P3">040 <text:s/>█ █ <text:s text:c="2"/>█ <text:s text:c="2"/>█ █ █ <text:s text:c="4"/>█ <text:s text:c="4"/>█ <text:s text:c="2"/>█ █ █ █ <text:s text:c="2"/>█ <text:s text:c="2"/>█ <text:s text:c="2"/>█ █ █ █ <text:s text:c="2"/>█ <text:s text:c="2"/>█ █ <text:s text:c="4"/>█ █ <text:s text:c="2"/>█ <text:s text:c="4"/>█ <text:s text:c="2"/>█ <text:s text:c="2"/>█ █ <text:s text:c="6"/>█ █ █ <text:s text:c="6"/>█ <text:s text:c="4"/>█ <text:s text:c="2"/>█ <text:s text:c="4"/>█ <text:s text:c="4"/>█ <text:s text:c="2"/>█ <text:s text:c="6"/>█ █ █ <text:s text:c="4"/>█ <text:s text:c="4"/>█ █ █ <text:s text:c="2"/>█ █ █ █ <text:s text:c="2"/>█ <text:s text:c="10"/>█ █ <text:s text:c="4"/>█</text:p>
      <text:p text:style-name="P3"><text:s text:c="5"/>█ ███ ███ ███ █████ █ ███ █ █ █ ███ ███████ ███ █ █ ███ █ █ █████ █████ ███ █████ █████ ███ ███████ █ █ █ █████ █ █████████ ███ █████ ███ ███ █████ ███ ███████████ █ █████ █ █ █████████ ███████ █████ █</text:p>
      <text:p text:style-name="P3">041 <text:s/>█ █ <text:s text:c="2"/>█ <text:s text:c="4"/>█ <text:s text:c="4"/>█ █ █ █ <text:s text:c="2"/>█ █ <text:s text:c="10"/>█ █ <text:s text:c="2"/>█ █ <text:s text:c="2"/>█ █ █ █ <text:s text:c="2"/>█ <text:s text:c="4"/>█ <text:s text:c="2"/>█ <text:s text:c="4"/>█ <text:s text:c="4"/>█ <text:s text:c="2"/>█ <text:s text:c="2"/>█ <text:s text:c="4"/>█ █ <text:s text:c="2"/>█ <text:s text:c="2"/>█ █ <text:s text:c="2"/>█ <text:s text:c="4"/>█ <text:s text:c="2"/>█ <text:s text:c="4"/>█ <text:s text:c="2"/>█ <text:s text:c="4"/>█ <text:s text:c="8"/>█ <text:s text:c="10"/>█ <text:s text:c="2"/>█ <text:s text:c="2"/>█ █ <text:s text:c="8"/>█ █ <text:s text:c="2"/>█ <text:s text:c="2"/>█ <text:s text:c="4"/>█</text:p>
      <text:p text:style-name="P3"><text:s text:c="5"/>█ █ ███████ █████ █ █ █ █████ ███████████ ███ ███ █ █ █ █ █ █ █ █████ ███ █ ███ █████ ███████ █ █████ █████ █ █ █████ █ █████ █████ ███████████ █████████ █ █████████ █ █ ███████ █████ ███ █ █ █ █ █████</text:p>
      <text:p text:style-name="P3">042 <text:s/>█ █ <text:s text:c="4"/>█ <text:s text:c="2"/>█ <text:s text:c="4"/>█ █ █ <text:s text:c="4"/>█ <text:s text:c="10"/>█ <text:s text:c="4"/>█ <text:s text:c="2"/>█ █ <text:s text:c="2"/>█ █ █ █ █ <text:s text:c="2"/>█ █ <text:s text:c="2"/>█ <text:s text:c="2"/>█ █ <text:s text:c="4"/>█ <text:s text:c="4"/>█ <text:s text:c="2"/>█ <text:s text:c="2"/>█ <text:s text:c="4"/>█ █ █ <text:s text:c="6"/>█ █ <text:s text:c="2"/>█ <text:s text:c="4"/>█ █ <text:s text:c="8"/>█ <text:s text:c="2"/>█ <text:s text:c="6"/>█ <text:s text:c="2"/>█ <text:s text:c="2"/>█ <text:s text:c="2"/>█ █ <text:s text:c="2"/>█ <text:s text:c="2"/>█ <text:s text:c="4"/>█ <text:s text:c="2"/>█ █ █ █ <text:s text:c="6"/>█</text:p>
      <text:p text:style-name="P3"><text:s text:c="5"/>█ █████ ███ █ █████ █ █████ █████████ █ ███████ ███ █████ █ █ █ █ ███ █ █ ███ █ █ █████ ███ █████ █ █████ █ █ █████████ █ █ █████ █ █ █████ █████ ███████ ███ █ ███ ███ ███ █ █ █████████ █ █ ███████████</text:p>
      <text:p text:style-name="P3">043 <text:s/>█ <text:s text:c="2"/>█ █ <text:s text:c="2"/>█ <text:s text:c="2"/>█ <text:s text:c="2"/>█ █ <text:s text:c="2"/>█ <text:s text:c="2"/>█ █ <text:s text:c="2"/>█ <text:s text:c="2"/>█ █ █ <text:s text:c="2"/>█ █ <text:s text:c="4"/>█ <text:s text:c="2"/>█ <text:s text:c="2"/>█ █ <text:s text:c="6"/>█ <text:s text:c="2"/>█ █ █ <text:s text:c="4"/>█ <text:s text:c="2"/>█ <text:s text:c="6"/>█ <text:s text:c="2"/>█ █ █ █ <text:s text:c="2"/>█ <text:s text:c="4"/>█ <text:s text:c="2"/>█ <text:s text:c="4"/>█ █ <text:s text:c="2"/>█ <text:s text:c="2"/>█ <text:s text:c="4"/>█ █ <text:s text:c="4"/>█ <text:s text:c="2"/>█ █ <text:s text:c="2"/>█ <text:s text:c="2"/>█ <text:s text:c="4"/>█ █ <text:s text:c="8"/>█ █ █ <text:s text:c="10"/>█</text:p>
      <text:p text:style-name="P3"><text:s text:c="5"/>███ █ ███ █████ █ █████ █ █ █ █ █ █ ███ █ █ █ █ ███████ ███████ █████████████ █ █████ ███ █████ █████ █ █ █ ███ █████ █████████ █ ███████ █████ █ █ ███ █████ █ █ ███ ███████ █████████ █ █ ███████████ █</text:p>
      <text:p text:style-name="P3">044 <text:s/>█ <text:s text:c="2"/>█ <text:s text:c="2"/>█ <text:s text:c="6"/>█ █ <text:s text:c="2"/>█ █ █ <text:s text:c="2"/>█ █ <text:s text:c="2"/>█ <text:s text:c="4"/>█ █ <text:s text:c="2"/>█ <text:s text:c="2"/>█ <text:s text:c="2"/>█ █ <text:s text:c="2"/>█ █ <text:s text:c="4"/>█ <text:s text:c="4"/>█ █ <text:s text:c="2"/>█ █ <text:s text:c="2"/>█ █ █ <text:s text:c="2"/>█ <text:s text:c="6"/>█ <text:s text:c="2"/>█ █ <text:s text:c="4"/>█ <text:s text:c="6"/>█ <text:s text:c="2"/>█ <text:s text:c="6"/>█ <text:s text:c="2"/>█ <text:s text:c="2"/>█ <text:s text:c="2"/>█ <text:s text:c="2"/>█ <text:s text:c="2"/>█ █ █ <text:s text:c="4"/>█ <text:s text:c="6"/>█ <text:s text:c="6"/>█ █ <text:s text:c="2"/>█ <text:s text:c="8"/>█ █</text:p>
      <text:p text:style-name="P3"><text:s text:c="5"/>█ █████ █████████ █ █ █ █ ███ █ ███████████ █████ █ █ ███ █ █ █ █ ███ █ ███ █ ███ █ ███ █ █ █ ███████████████ █████ ███ ███ █ █████████ █ █ █ ███████ ███ █ █ █ ███████████ ███ █████ █ █████ ███████ █ █</text:p>
      <text:p text:style-name="P3">045 <text:s/>█ <text:s text:c="14"/>█ <text:s text:c="2"/>█ <text:s text:c="4"/>█ <text:s text:c="2"/>█ <text:s text:c="18"/>█ <text:s text:c="2"/>█ <text:s text:c="4"/>█ <text:s text:c="4"/>█ <text:s text:c="4"/>█ <text:s text:c="4"/>█ <text:s text:c="6"/>█ <text:s text:c="4"/>█ <text:s text:c="26"/>█ <text:s text:c="2"/>█ <text:s text:c="12"/>█ █ <text:s text:c="12"/>█ <text:s text:c="2"/>█ <text:s text:c="12"/>█ <text:s text:c="6"/>█ <text:s text:c="8"/>█ <text:s text:c="8"/>█</text:p>
      <text:p text:style-name="P3"><text:s text:c="5"/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5:45:02.848000000</meta:creation-date>
    <dc:date>2018-04-01T17:09:45.304000000</dc:date>
    <meta:editing-duration>PT3M59S</meta:editing-duration>
    <meta:editing-cycles>1</meta:editing-cycles>
    <meta:document-statistic meta:table-count="0" meta:image-count="0" meta:object-count="0" meta:page-count="1" meta:paragraph-count="93" meta:word-count="4820" meta:character-count="19158" meta:non-whitespace-character-count="9530"/>
    <meta:generator>LibreOffice/6.0.0.3$Windows_x86 LibreOffice_project/64a0f66915f38c6217de274f0aa8e15618924765</meta:generator>
  </office:meta>
</office:document-meta>
</file>